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028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6492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8016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bb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7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7d1d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c2c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edce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7e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b66c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. PRESS: REPORTAGE</text:p>
          </table:table-cell>
          <table:table-cell table:style-name="ce15" office:value-type="string" calcext:value-type="string">
            <text:p>Categoria</text:p>
          </table:table-cell>
          <table:table-cell table:style-name="ce17" office:value-type="string" calcext:value-type="string">
            <text:p>Referencia</text:p>
          </table:table-cell>
          <table:table-cell table:style-name="ce17" office:value-type="string" calcext:value-type="string">
            <text:p>objetivo</text:p>
          </table:table-cell>
        </table:table-row>
        <table:table-row table:style-name="ro1" table:visibility="filter">
          <table:table-cell table:style-name="ce1" office:value-type="string" calcext:value-type="string">
            <text:p>A01. The Atlanta Constitution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" office:value-type="string" calcext:value-type="string">
            <text:p>A02. The Dallas Morning News, February 17,1961</text:p>
          </table:table-cell>
          <table:table-cell table:style-name="ce15" office:value-type="string" calcext:value-type="string">
            <text:p>A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ce1" office:value-type="string" calcext:value-type="string">
            <text:p>A03. Chicago Daily Tribune</text:p>
          </table:table-cell>
          <table:table-cell table:style-name="ce15" office:value-type="string" calcext:value-type="string">
            <text:p>A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1" office:value-type="string" calcext:value-type="string">
            <text:p>A04. The Christian Science Monitor, May 11,1961</text:p>
          </table:table-cell>
          <table:table-cell table:style-name="ce15" office:value-type="string" calcext:value-type="string">
            <text:p>A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A05. The Providence Journal</text:p>
          </table:table-cell>
          <table:table-cell table:style-name="ce15" office:value-type="string" calcext:value-type="string">
            <text:p>A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1" office:value-type="string" calcext:value-type="string">
            <text:p>A06. Newark Evening News, March 22, 1961, p.25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07. The New York Times, June 19, 1961,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3" table:visibility="filter">
          <table:table-cell table:style-name="ce1" office:value-type="string" calcext:value-type="string">
            <text:p>A08. The Times-Picayune, [New Orleans], January 1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09. The Philadelphia Inquirer, May 10, 1961, p.49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4" table:visibility="filter">
          <table:table-cell table:style-name="ce1" office:value-type="string" calcext:value-type="string">
            <text:p>A10. The Oregonian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11. The Sun, [Baltimore], March 18, 1961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" office:value-type="string" calcext:value-type="string">
            <text:p>A12. The Dallas Morning News, October 10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3" table:visibility="filter">
          <table:table-cell table:style-name="ce1" office:value-type="string" calcext:value-type="string">
            <text:p>A13. Rocky Mountains News, [Denver, Colorado], May 2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14. The New York Times, January 24, 1961, p. 2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15. St. Louis Post-Dispatch, May 2, 1961, p.4C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16. Chicago Daily Tribune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17. Rocky Mountain News, [Denver, Colorado]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18. The Philadelphia Inquirer, March 26, 1961, p.16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19. The Sun, [Baltimore]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" office:value-type="string" calcext:value-type="string">
            <text:p>A20. Chicago Daily Tribune, February 10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4" table:visibility="filter">
          <table:table-cell table:style-name="ce1" office:value-type="string" calcext:value-type="string">
            <text:p>A21. The Detroit News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22. The Atlanta Constitution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23. The Oregonian, [Portland], August 26, 1961, p.7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24. The Providence Journal, November 29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25. San Francisco Chronicle, March 27, 1961, p.32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26. The Dallas Morning News, April 9, 1961, sec. 4, p.1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" office:value-type="string" calcext:value-type="string">
            <text:p>A27. Los Angeles Times, June 21, 1961, sec. 4, p.6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28. The Wall Street Journal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3" table:visibility="filter">
          <table:table-cell table:style-name="ce1" office:value-type="string" calcext:value-type="string">
            <text:p>A29. The Dallas Morning News, September 10, 1961, sec. 6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30. Los Angeles Times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31. The Miami Herald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32. San Francisco Chronicle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33. The Washington Post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34. The New York Times, May 21, 1961, sec. 4, p.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5" table:visibility="filter">
          <table:table-cell table:style-name="ce1" office:value-type="string" calcext:value-type="string">
            <text:p>A35. James J. Maguire, "A Family Affair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36. William Gomberg, "Unions and the Anti-Trust Laws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6" table:visibility="filter">
          <table:table-cell table:style-name="ce1" office:value-type="string" calcext:value-type="string">
            <text:p>A37. "National Affairs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38. Alfred Wright, "A Duel Golfers Will Never Forget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7" table:visibility="filter">
          <table:table-cell table:style-name="ce1" office:value-type="string" calcext:value-type="string">
            <text:p>A39. "Sports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1" office:value-type="string" calcext:value-type="string">
            <text:p>A40. Time, 77: 3 (January 13, 1961)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 table:visibility="filter">
          <table:table-cell table:style-name="ce1" office:value-type="string" calcext:value-type="string">
            <text:p>A41. Robert Wallace, "This Is the Way It Came About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6" table:visibility="filter">
          <table:table-cell table:style-name="ce1" office:value-type="string" calcext:value-type="string">
            <text:p>A42. "National Affairs"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2" table:visibility="filter">
          <table:table-cell table:style-name="ce1" office:value-type="string" calcext:value-type="string">
            <text:p>A43. U.S. News and World Report, May 22, 1961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5" table:visibility="filter">
          <table:table-cell table:style-name="ce1" office:value-type="string" calcext:value-type="string">
            <text:p>A44. Saturday Review, 44: 15 (April 15, 1961)</text:p>
          </table:table-cell>
          <table:table-cell table:style-name="ce15" office:value-type="string" calcext:value-type="string">
            <text:p>A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. PRESS: EDITORIAL</text:p>
          </table:table-cell>
          <table:table-cell table:style-name="ce15"/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01. The Atlanta Constitution, March 6, 1961, p.4</text:p>
          </table:table-cell>
          <table:table-cell table:style-name="ce15" office:value-type="string" calcext:value-type="string">
            <text:p>B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ce2" office:value-type="string" calcext:value-type="string">
            <text:p>B02. The Christian Science Monitor</text:p>
          </table:table-cell>
          <table:table-cell table:style-name="ce15" office:value-type="string" calcext:value-type="string">
            <text:p>B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2" office:value-type="string" calcext:value-type="string">
            <text:p>B03. The Detroit News, November 17, 1961, p.8B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2" office:value-type="string" calcext:value-type="string">
            <text:p>B04. The Miami Herald, September 19, 1961, p. 6A</text:p>
          </table:table-cell>
          <table:table-cell table:style-name="ce15" office:value-type="string" calcext:value-type="string">
            <text:p>B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B05. Newark Evening News</text:p>
          </table:table-cell>
          <table:table-cell table:style-name="ce15" office:value-type="string" calcext:value-type="string">
            <text:p>B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2" office:value-type="string" calcext:value-type="string">
            <text:p>B06. St. Louis Post-Dispatch, October 27, 1961, p.20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07. The New York Times, October 17, 1961, p.38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08. The Atlanta Constitution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2" office:value-type="string" calcext:value-type="string">
            <text:p>B09. The Christian Science Monitor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0. The Sun, [Baltimore]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1. Los Angeles Times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2. Newark Evening News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13. The Times-Picayune, [New Orleans]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4. The Atlanta Constitution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5. The Providence Journal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2" office:value-type="string" calcext:value-type="string">
            <text:p>B16. Chicago Daily Tribune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1" table:visibility="filter">
          <table:table-cell table:style-name="ce2" office:value-type="string" calcext:value-type="string">
            <text:p>B17. Newark Evening News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18. The New York Times, October 17, 1961, p.38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19. The Philadelphia Inquirer, November 5, 1961, p. B 8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4" table:visibility="filter">
          <table:table-cell table:style-name="ce2" office:value-type="string" calcext:value-type="string">
            <text:p>B20. "Editorials"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21. The New Republic, 145: 19 (November 6, 1961)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4" table:visibility="filter">
          <table:table-cell table:style-name="ce2" office:value-type="string" calcext:value-type="string">
            <text:p>B22. "Week by Week"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2" table:visibility="filter">
          <table:table-cell table:style-name="ce2" office:value-type="string" calcext:value-type="string">
            <text:p>B23. National Review, xi: 26 (December 30, 1961)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4" table:visibility="filter">
          <table:table-cell table:style-name="ce2" office:value-type="string" calcext:value-type="string">
            <text:p>B24. "Reviews"</text:p>
          </table:table-cell>
          <table:table-cell table:style-name="ce15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2" office:value-type="string" calcext:value-type="string">
            <text:p>B25. The Nation, 193: 16 (November 11, 1961), 370-373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4" table:visibility="filter">
          <table:table-cell table:style-name="ce2" office:value-type="string" calcext:value-type="string">
            <text:p>B26. National Review</text:p>
          </table:table-cell>
          <table:table-cell table:style-name="ce15" office:value-type="string" calcext:value-type="string">
            <text:p>B</text:p>
          </table:table-cell>
          <table:table-cell table:style-name="ce17" table:number-columns-repeated="2"/>
        </table:table-row>
        <table:table-row table:style-name="ro4" table:visibility="filter">
          <table:table-cell table:style-name="ce2" office:value-type="string" calcext:value-type="string">
            <text:p>B27. Saturday Review</text:p>
          </table:table-cell>
          <table:table-cell table:style-name="ce15" office:value-type="string" calcext:value-type="string">
            <text:p>B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4" table:visibility="filter">
          <table:table-cell table:style-name="ce3" office:value-type="string" calcext:value-type="string">
            <text:p>C. PRESS: REVIEWS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01. Chicago Daily Tribune</text:p>
          </table:table-cell>
          <table:table-cell table:style-name="ce15" office:value-type="string" calcext:value-type="string">
            <text:p>C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2" table:visibility="filter">
          <table:table-cell table:style-name="ce3" office:value-type="string" calcext:value-type="string">
            <text:p>C02. The Christian Science Monitor, November 28, 1961</text:p>
          </table:table-cell>
          <table:table-cell table:style-name="ce15" office:value-type="string" calcext:value-type="string">
            <text:p>C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3" office:value-type="string" calcext:value-type="string">
            <text:p>C03. The New York Times</text:p>
          </table:table-cell>
          <table:table-cell table:style-name="ce15" office:value-type="string" calcext:value-type="string">
            <text:p>C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04. The Providence Journal</text:p>
          </table:table-cell>
          <table:table-cell table:style-name="ce15" office:value-type="string" calcext:value-type="string">
            <text:p>C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3" office:value-type="string" calcext:value-type="string">
            <text:p>C05. The Christian Science Monitor, April 20, 1961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2" table:visibility="filter">
          <table:table-cell table:style-name="ce3" office:value-type="string" calcext:value-type="string">
            <text:p>C06. The Wall Street Journal, May 22, 1961, p.12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08. The Providence Journal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09. The New York Times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10. The Providence Journal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11. The New York Times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2" table:visibility="filter">
          <table:table-cell table:style-name="ce3" office:value-type="string" calcext:value-type="string">
            <text:p>C12. The Christian Science Monitor, October 17, 1961, p.4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2" table:visibility="filter">
          <table:table-cell table:style-name="ce3" office:value-type="string" calcext:value-type="string">
            <text:p>C13. The Wall Street Journal, March 8, 1961, p. 16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1" table:visibility="filter">
          <table:table-cell table:style-name="ce3" office:value-type="string" calcext:value-type="string">
            <text:p>C14. The New York Times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7" table:visibility="filter">
          <table:table-cell table:style-name="ce3" office:value-type="string" calcext:value-type="string">
            <text:p>C15. Life</text:p>
          </table:table-cell>
          <table:table-cell table:style-name="ce15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3" office:value-type="string" calcext:value-type="string">
            <text:p>C16. Saturday Review, 44:15 (April 15, 1961)</text:p>
          </table:table-cell>
          <table:table-cell table:style-name="ce15" office:value-type="string" calcext:value-type="string">
            <text:p>C</text:p>
          </table:table-cell>
          <table:table-cell table:style-name="ce17" table:number-columns-repeated="2"/>
        </table:table-row>
        <table:table-row table:style-name="ro3" table:visibility="filter">
          <table:table-cell table:style-name="ce3" office:value-type="string" calcext:value-type="string">
            <text:p>C17. Time magazine, 77:3 (January 13, 1961), 48-50 "Reviews" 0010-1920</text:p>
          </table:table-cell>
          <table:table-cell table:style-name="ce15" office:value-type="string" calcext:value-type="string">
            <text:p>C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7" table:visibility="filter">
          <table:table-cell table:style-name="ce4" office:value-type="string" calcext:value-type="string">
            <text:p>D. RELIGION</text:p>
          </table:table-cell>
          <table:table-cell table:style-name="ce15"/>
          <table:table-cell table:style-name="ce17" table:number-columns-repeated="2"/>
        </table:table-row>
        <table:table-row table:style-name="ro8" table:visibility="filter">
          <table:table-cell table:style-name="ce4" office:value-type="string" calcext:value-type="string">
            <text:p>D01. William G. Pollard, Physicist and Christian.</text:p>
          </table:table-cell>
          <table:table-cell table:style-name="ce15" office:value-type="string" calcext:value-type="string">
            <text:p>D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9" table:visibility="filter">
          <table:table-cell table:style-name="ce4" office:value-type="string" calcext:value-type="string">
            <text:p>D02. Schubert Ogden, Christ Without Myth. New York: Harper and Brothers, 1961. Pp. 128-134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4" office:value-type="string" calcext:value-type="string">
            <text:p>D03. Edward E. Kelly, S.J., "Christian Unity in England"</text:p>
          </table:table-cell>
          <table:table-cell table:style-name="ce15" office:value-type="string" calcext:value-type="string">
            <text:p>D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9" table:visibility="filter">
          <table:table-cell table:style-name="ce4" office:value-type="string" calcext:value-type="string">
            <text:p>D04. Jaroslav Pelikan, The Shape of Death: life, death and immortality in the early fathers.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4" office:value-type="string" calcext:value-type="string">
            <text:p>D05. Perry Miller "Theodore Parker: Apostasy within Liberalism"</text:p>
          </table:table-cell>
          <table:table-cell table:style-name="ce15" office:value-type="string" calcext:value-type="string">
            <text:p>D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D06. Tracts published by American Tract Society, 513 West 166th St.,</text:p>
          </table:table-cell>
          <table:table-cell table:style-name="ce15" office:value-type="string" calcext:value-type="string">
            <text:p>D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4" office:value-type="string" calcext:value-type="string">
            <text:p>D07. Peter Eldersveld, "Faith Amid Fear"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9" table:visibility="filter">
          <table:table-cell table:style-name="ce4" office:value-type="string" calcext:value-type="string">
            <text:p>D08. Schuyler Cammann, "The Magic Square of Three in Old Chinese Phliosophy and Religion,"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9" table:visibility="filter">
          <table:table-cell table:style-name="ce4" office:value-type="string" calcext:value-type="string">
            <text:p>D09. Eugene E. Golay, Organizing the Local Church for Effective Lay Visitation Evangelism</text:p>
          </table:table-cell>
          <table:table-cell table:style-name="ce15" office:value-type="string" calcext:value-type="string">
            <text:p>D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3" table:visibility="filter">
          <table:table-cell table:style-name="ce4" office:value-type="string" calcext:value-type="string">
            <text:p>D10. Huston Smith, "Interfaith Communication: The Contemporary Scene,"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3" table:visibility="filter">
          <table:table-cell table:style-name="ce4" office:value-type="string" calcext:value-type="string">
            <text:p>D11. Paul Ramsey, War and the Christian Conscience. Durham, North Carolina: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4" office:value-type="string" calcext:value-type="string">
            <text:p>D12. Kenneth Underwood and Elden Jacobsen, "Probing the Ethics of Realtors,"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2" table:visibility="filter">
          <table:table-cell table:style-name="ce4" office:value-type="string" calcext:value-type="string">
            <text:p>D13. Science of Mind, 34:11 (November, 1961)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4" office:value-type="string" calcext:value-type="string">
            <text:p>D14. Kenneth Scott Latourette, Christianity in a Revolutionary Age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3" table:visibility="filter">
          <table:table-cell table:style-name="ce4" office:value-type="string" calcext:value-type="string">
            <text:p>D15. Ernest Becker, Zen: A Rational Critique. New York: W.W. Norton</text:p>
          </table:table-cell>
          <table:table-cell table:style-name="ce15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4" office:value-type="string" calcext:value-type="string">
            <text:p>D16. Herald Press Tracts, Scottdale, Pa. No Copyright.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4" table:visibility="filter">
          <table:table-cell table:style-name="ce4" office:value-type="string" calcext:value-type="string">
            <text:p>D17. Guideposts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. SKILL AND HOBBIES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01. Mr. America, 4:6 (November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0" table:visibility="filter">
          <table:table-cell table:style-name="ce5" office:value-type="string" calcext:value-type="string">
            <text:p>E02. Organic Gardening and Farming, January, 1961</text:p>
          </table:table-cell>
          <table:table-cell table:style-name="ce15" office:value-type="string" calcext:value-type="string">
            <text:p>E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1" table:visibility="filter">
          <table:table-cell table:style-name="ce5" office:value-type="string" calcext:value-type="string">
            <text:p>E03. Lt. Col. D.F. Martin, "Will Aircraft or Missiles Win Wars?"</text:p>
          </table:table-cell>
          <table:table-cell table:style-name="ce15" office:value-type="string" calcext:value-type="string">
            <text:p>E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5" office:value-type="string" calcext:value-type="string">
            <text:p>E04. High Fidelity, 11:10 (October,1961)</text:p>
          </table:table-cell>
          <table:table-cell table:style-name="ce15" office:value-type="string" calcext:value-type="string">
            <text:p>E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 table:visibility="filter">
          <table:table-cell table:style-name="ce5" office:value-type="string" calcext:value-type="string">
            <text:p>E05. Dog World, 46:4 (April, 1961)</text:p>
          </table:table-cell>
          <table:table-cell table:style-name="ce15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5" office:value-type="string" calcext:value-type="string">
            <text:p>E06. Joseph E. Choate, "The American Boating Scene"</text:p>
          </table:table-cell>
          <table:table-cell table:style-name="ce15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E07. Paul Larson and Gordon Odegard, "How to design your Interlocking Frame,"</text:p>
          </table:table-cell>
          <table:table-cell table:style-name="ce15" office:value-type="string" calcext:value-type="string">
            <text:p>E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3" table:visibility="filter">
          <table:table-cell table:style-name="ce5" office:value-type="string" calcext:value-type="string">
            <text:p>E08. Don Francisco, "Formulas and Math Every Hot Rodder Should Know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09. The Horseman and Fair World, 84:46 (February 8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10. Larry Koller, "The New Guns of '61"</text:p>
          </table:table-cell>
          <table:table-cell table:style-name="ce15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5" office:value-type="string" calcext:value-type="string">
            <text:p>E11. Idwal Jones, "Santa Cruz Run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2. Julia Newman, "Travel and Camera USA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3. Robert Deardorff, "Step by Step Through Istanbul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4. Ann Carnahan, Nick Manero's Cook-out Barbeque Book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5. McCall's Needlework and Crafts, Spring-Summer, 1961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16. Hal Kelly, "Build Hotei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7. The Family Handyman, 11:5 (October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8. Covered Bridge Topics, XIX:2 (July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19. Booth Hemingway and Stuart H. Brown,</text:p>
          </table:table-cell>
          <table:table-cell table:style-name="ce15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9" table:visibility="filter">
          <table:table-cell table:style-name="ce5" office:value-type="string" calcext:value-type="string">
            <text:p>E20. [Anonymous,] "What You Should Know About Air Conditioning for New Homes,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21. Richard I. McCosh, "Recreation Site Selection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22. Musical America, LXXXI:5 (May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23. Norman Kent, "The Watercolor Art of Roy M. Mason"</text:p>
          </table:table-cell>
          <table:table-cell table:style-name="ce15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5" office:value-type="string" calcext:value-type="string">
            <text:p>E24. Bonnie Prudden, "The Dancer and the Gymnast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3" table:visibility="filter">
          <table:table-cell table:style-name="ce5" office:value-type="string" calcext:value-type="string">
            <text:p>E25. Walter H. Buchsbaum, "Advances in Medical Electronics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3" table:visibility="filter">
          <table:table-cell table:style-name="ce5" office:value-type="string" calcext:value-type="string">
            <text:p>E26. Bern Dibner, "Oerstad and the Discovery of Electromagnetism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27. Successful Farming, 59:12 (December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3" table:visibility="filter">
          <table:table-cell table:style-name="ce5" office:value-type="string" calcext:value-type="string">
            <text:p>E28. John R. Sargent, "Where To Aim Your Planning for Bigger Profits in '60s,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3" table:visibility="filter">
          <table:table-cell table:style-name="ce5" office:value-type="string" calcext:value-type="string">
            <text:p>E29. Edward Austin Walton, "On Education for the Interior Designer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30. [Anonymous,] "The Attack on Employee Services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31. Sports Age, 24:9 (September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3" table:visibility="filter">
          <table:table-cell table:style-name="ce5" office:value-type="string" calcext:value-type="string">
            <text:p>E32. E.J.Tangerman, "Which Way Up...Technical or Management?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1" table:visibility="filter">
          <table:table-cell table:style-name="ce5" office:value-type="string" calcext:value-type="string">
            <text:p>E33. Fueloil and Oil Heat, 20:7 (July, 1961)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34. [Anonymous,] "The New Look in Signs,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35. [Anonymous,] "The Industrial revolution in Housing"</text:p>
          </table:table-cell>
          <table:table-cell table:style-name="ce15" office:value-type="string" calcext:value-type="string">
            <text:p>E</text:p>
          </table:table-cell>
          <table:table-cell table:style-name="ce17" table:number-columns-repeated="2"/>
        </table:table-row>
        <table:table-row table:style-name="ro2" table:visibility="filter">
          <table:table-cell table:style-name="ce5" office:value-type="string" calcext:value-type="string">
            <text:p>E36. Ethel Norling, "Renting a Car in Europe,"</text:p>
          </table:table-cell>
          <table:table-cell table:style-name="ce15" office:value-type="string" calcext:value-type="string">
            <text:p>E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4" table:visibility="filter">
          <table:table-cell table:style-name="ce6" office:value-type="string" calcext:value-type="string">
            <text:p>F. POPULAR LORE</text:p>
          </table:table-cell>
          <table:table-cell table:style-name="ce15"/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01. Rosemary Balckmon, "How Much Do You Tell When You Talk?"</text:p>
          </table:table-cell>
          <table:table-cell table:style-name="ce15" office:value-type="string" calcext:value-type="string">
            <text:p>F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2" table:visibility="filter">
          <table:table-cell table:style-name="ce6" office:value-type="string" calcext:value-type="string">
            <text:p>F02. Glenn Infield, "America's Secret Poison Gas Tragedy"</text:p>
          </table:table-cell>
          <table:table-cell table:style-name="ce15" office:value-type="string" calcext:value-type="string">
            <text:p>F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6" office:value-type="string" calcext:value-type="string">
            <text:p>F03. Nathan Rapport, ""I've Been Here before!"</text:p>
          </table:table-cell>
          <table:table-cell table:style-name="ce15" office:value-type="string" calcext:value-type="string">
            <text:p>F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F04. Ruth F. Rosevear, "North Country School Cares for the Whole Child,"</text:p>
          </table:table-cell>
          <table:table-cell table:style-name="ce15" office:value-type="string" calcext:value-type="string">
            <text:p>F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6" office:value-type="string" calcext:value-type="string">
            <text:p>F05. Richard Sanders Allen, "When Fogg Flew the Mail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06. Modern Maturity, 4:6 (December, 1961-January, 1962)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07. Sexology, 28:1 (August, 1961)</text:p>
          </table:table-cell>
          <table:table-cell table:style-name="ce15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6" office:value-type="string" calcext:value-type="string">
            <text:p>F08. Philip Reaves, "Who Rules the Marriage Bed?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09. Confidential, 9:1 (January, 1961)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10. Jack Kaplan, "The Health Machine Menace: Therapy by Witchcraft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11. Lilian Pompian, "Tooth-Straightening Today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12. Marian Nester, "New Methods of Parapsychology"</text:p>
          </table:table-cell>
          <table:table-cell table:style-name="ce15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6" office:value-type="string" calcext:value-type="string">
            <text:p>F13. Orlin J. Scoville, Part-Time Farming</text:p>
          </table:table-cell>
          <table:table-cell table:style-name="ce15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6" office:value-type="string" calcext:value-type="string">
            <text:p>F14. Harold Rosenberg, "The Trial and Eichmann"</text:p>
          </table:table-cell>
          <table:table-cell table:style-name="ce15" office:value-type="string" calcext:value-type="string">
            <text:p>F</text:p>
          </table:table-cell>
          <table:table-cell table:style-name="ce19"/>
          <table:table-cell table:style-name="ce17"/>
        </table:table-row>
        <table:table-row table:style-name="ro3" table:visibility="filter">
          <table:table-cell table:style-name="ce6" office:value-type="string" calcext:value-type="string">
            <text:p>F15. The Rev. John A. O'Brien, "Let's Take Birth Control Out of Politics,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16. James Boylan, "Mutinity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17. John Harnsberger and Robert P. Wilkins,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18. Bell I. Wiley, "Home Letters of Johnny Reb and Billy Yank,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19. Tristram P. Coffin, "Folklore in the American Twentieth Century,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0. Kenneth Allsop, The Bootleggers and Their Era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21. L. Don Leet and Florence J. Leet, editors, The World of Geology.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1" table:visibility="filter">
          <table:table-cell table:style-name="ce6" office:value-type="string" calcext:value-type="string">
            <text:p>F22. Booton Herndon, "From Custer to Korea, The 7th Cavalry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3. Barry Goldwater, "A Foreign Policy for America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24. Peter J. White, "Report on Laos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5. David Boroff, "Jewish Teen-Age Culture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6. Amy Lathrop, "Pioneer Remedies from Western Kansas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7. Creighton Churchill, A Notebook for the Wines of France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8. Frank Otto Gatell, "Doctor Palfrey Frees His Slaves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29. Douglass Cater, "The Kennedy Look in the Arts"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0. Fredric A. Birmingham, The Ivy league Today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1. Edward D. Radin, Lizzie Borden: The Untold Story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2. Florence Matilda Read, The Story of Spelman College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3. James Bryant Conant, Slums and Suburbs</text:p>
          </table:table-cell>
          <table:table-cell table:style-name="ce15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6" office:value-type="string" calcext:value-type="string">
            <text:p>F34. Frederic R. Senti and W. Dayton Maclay, "Age-Old of Seeds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5. Ramon F. Adams, The Old-Time Cowhand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6. Robert Easton and Mackenzie Brown, Lord of Beasts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37. Samuel McCrea Cavert, On the Road to Christian Unity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38. Robert Smith, Baseball in America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F39. Clark E. Vincent, Unmarried Mothers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0. William Greenleaf, Monopoly on Wheels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1. George W. Oakes, Turn Right at the Fountain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2. James Baldwin, Nobody Knows My Name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43. Frank Getlein and Harold C. Gardiner, S.J., Movies, Morals, and Art.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F44. Gibson Winter, The Suburban Captivity of the Churches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5" table:visibility="filter">
          <table:table-cell table:style-name="ce6" office:value-type="string" calcext:value-type="string">
            <text:p>F45. Paul Chrisler Phillips, The Fur Trade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6. Russell Baker, An American in Washington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7. Clara L. Simerville, Home Visits Abroad.</text:p>
          </table:table-cell>
          <table:table-cell table:style-name="ce15" office:value-type="string" calcext:value-type="string">
            <text:p>F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F48. Paul Ramsey, Christian Ethics and Sit-In</text:p>
          </table:table-cell>
          <table:table-cell table:style-name="ce15" office:value-type="string" calcext:value-type="string">
            <text:p>F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6" table:visibility="filter">
          <table:table-cell table:style-name="ce6" office:value-type="string" calcext:value-type="string">
            <text:p>G. BELLES-LETTRES</text:p>
          </table:table-cell>
          <table:table-cell table:style-name="ce15"/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01. Edward P. Lawton, "Northern Liberals and Southern Bourbons"</text:p>
          </table:table-cell>
          <table:table-cell table:style-name="ce15" office:value-type="string" calcext:value-type="string">
            <text:p>G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3" table:visibility="filter">
          <table:table-cell table:style-name="ce6" office:value-type="string" calcext:value-type="string">
            <text:p>G02. Arthur S. Miller, "Toward a Concept of National Responsibility"</text:p>
          </table:table-cell>
          <table:table-cell table:style-name="ce15" office:value-type="string" calcext:value-type="string">
            <text:p>G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6" office:value-type="string" calcext:value-type="string">
            <text:p>G03. Peter Wyden, "The Chances of Accidental War"</text:p>
          </table:table-cell>
          <table:table-cell table:style-name="ce15" office:value-type="string" calcext:value-type="string">
            <text:p>G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string" calcext:value-type="string">
            <text:p>G04. Eugene Burdick, "The Invisible Aborigine"</text:p>
          </table:table-cell>
          <table:table-cell table:style-name="ce15" office:value-type="string" calcext:value-type="string">
            <text:p>G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6" office:value-type="string" calcext:value-type="string">
            <text:p>G05. Terence O'Donnell, "Evenings at the Bridge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06. The American-German Review, October-November, 1961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07. Richard B. Morris, "Seven Who Set Our Destiny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08. Frank Murphy, "New Southern Fiction: Urban or Agrarian?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09. Selma Jeanne Cohen, "Avant-Garde Choreography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10. Clarence Streit, "How the Civil War Kept You Sovereign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9" table:visibility="filter">
          <table:table-cell table:style-name="ce6" office:value-type="string" calcext:value-type="string">
            <text:p>G11. Frank Oppenheimer, "Science and Fear-- A Discussion of Some Fruits of Scientific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12. Tom F. Driver, "Beckett by the Madeleine,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13. Charles Glicksberg, "Sex in Contemporary Literature"</text:p>
          </table:table-cell>
          <table:table-cell table:style-name="ce15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6" office:value-type="string" calcext:value-type="string">
            <text:p>G14. Helen Hooven Santmyer, "There Were Fences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15. Howard Nemerov, "Themes and Methods: The Early Stories of Thomas</text:p>
          </table:table-cell>
          <table:table-cell table:style-name="ce15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1" table:visibility="filter">
          <table:table-cell table:style-name="ce6" office:value-type="string" calcext:value-type="string">
            <text:p>G16. John F. Hayward, "Mimesis and Symbol in the Arts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17 Randall Stewart, "A Little History, a Little Honesty: A Southern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18. Charles Wharton Stork, "Verner von Heidenstam"</text:p>
          </table:table-cell>
          <table:table-cell table:style-name="ce15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6" office:value-type="string" calcext:value-type="string">
            <text:p>G19. R. F. Shaw, "The `Private Eye`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20. Dan McLachlan, Jr., "Communication Networks and Monitoring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21. Brainard Cheney, "Christianity and the Tragic Vision-Utopianism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22. Kenneth Reiner, "Coping with Runaway Technology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5" table:visibility="filter">
          <table:table-cell table:style-name="ce6" office:value-type="string" calcext:value-type="string">
            <text:p>G23. William C. Smith, "Why Fear Ideas?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24. Sanchia Thayer, "Personality and Moral Leadership: Operations of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25. Stanley Parry, "The Restoration of Tradition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26. Selma Fraiberg, "Two Modern Incest Heroes"</text:p>
          </table:table-cell>
          <table:table-cell table:style-name="ce15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6" office:value-type="string" calcext:value-type="string">
            <text:p>G27. Matthew Josephson, "Jean H‚lion: The Return from Abstract Art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28. Arlin Turner, "William Faulkner, Southern Novelist"</text:p>
          </table:table-cell>
          <table:table-cell table:style-name="ce15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6" office:value-type="string" calcext:value-type="string">
            <text:p>G29. [Anonymous,] "References for the Good Society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30. Norwood Russell Hanson, "Copernican and Keplerian Astronomy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31. Irving Fineman, Woman of Valor: The Life of Henrietta Szold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32. Finis Farr, Frank Lloyd Wright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33. Virgilia Peterson, A Matter of Life and Death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34. Harry Golden, Carl Sandburg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35. Dwight D. Eisenhower, Peace with Justic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36. DeWitt Copp and Marshall Peck, Betrayal at the UN: the story of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37. Gordon Langley Hall, Golden Boats from Burma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38. Bertrand A. Goldgar, The Curse of Party: Swift's Relations with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39. Edward Jablonski, Harold Arlen Happy with the Blues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0. Gene Fowler, Skyline: A Reporter's Reminiscences of the 1920s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1. Lillian Rogers Parks and Frances S. Leighton, My Thirty Years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2. Harold D. Lasswell, "Epilogue" to Arnold A. Rogow, Editor,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3. Robert E. Lane, The Liberties of Wit: Humanism, Criticism, and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4. Newton Stallknecht, "Ideas and Literature," in Newton Stallknecht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5. W. A. Swanberg, Citizen Hearst: A Biography of William Randolph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6. Henry R. Winkler, "George Macaulay Trevelyan," in S. William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47. Garry Davis, The World Is My Country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8. Francis F. McKinney, Education in Violence: The Life of George H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49. Paul van Kuykendall Thomson, Francis Thompson, A Critical Biography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50. Curtis Carroll Davis, The King's Chevalier: A Biography of Lewis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51. Ilka Chase, The Carthaginian Ros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52. Robert L. Duncan, The Reluctant General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53. Bertram Lippincott, Indians, Privateers, and High Society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54. Mabel Wolfe Wheaton and LeGette Blythe, Thomas Wolfe and His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55. Ralph Flanders, Senator from Vermont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56. Keith F. McKean, The Moral Measure of Literatur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57. Robin M. Williams, Jr., "Values and Modern Education in the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58. North Callahan, Daniel Morgan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59. Esther Rowland Clifford, A Knight of Great Renown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60. Gertrude Berg and Cherney Berg, Molly and M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5" table:visibility="filter">
          <table:table-cell table:style-name="ce6" office:value-type="string" calcext:value-type="string">
            <text:p>G61. Donald A. White, Litus Saxonicum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62. C. H. Cramer, Newton D. Baker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 table:visibility="filter">
          <table:table-cell table:style-name="ce6" office:value-type="string" calcext:value-type="string">
            <text:p>G63. George Steiner, The Death of Tragedy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64. Mark Eccles, Shakespeare in Warwickshir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65. Timothy Paul Donovan, Henry Adams and Brooks Adams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66. Van Wyck Brooks, From the Shadow of the Mountain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67. Mark Schorer, Sinclair Lewis: An American Life.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68. Harris Francis Fletcher, The Intellectual Development of John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3" table:visibility="filter">
          <table:table-cell table:style-name="ce6" office:value-type="string" calcext:value-type="string">
            <text:p>G69. Mark R. Hillegas, "Dystopian Science Fiction: New Index to the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70. Joseph Wood Krutch, "If You Don't Mind My Saying So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71. Joseph Frank, "Andr‚ Malraux: The Image of Man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72. J. W. Fulbright, "For a Concert of Free Nations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73. Carolyn See, "The Jazz Musician as Patchen's Hero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1" table:visibility="filter">
          <table:table-cell table:style-name="ce6" office:value-type="string" calcext:value-type="string">
            <text:p>G74. John McCormick, "The Confessions of Jean Jacques Krim"</text:p>
          </table:table-cell>
          <table:table-cell table:style-name="ce15" office:value-type="string" calcext:value-type="string">
            <text:p>G</text:p>
          </table:table-cell>
          <table:table-cell table:style-name="ce17" table:number-columns-repeated="2"/>
        </table:table-row>
        <table:table-row table:style-name="ro2" table:visibility="filter">
          <table:table-cell table:style-name="ce6" office:value-type="string" calcext:value-type="string">
            <text:p>G75. George Garrett, "A Wreath for Garibaldi"</text:p>
          </table:table-cell>
          <table:table-cell table:style-name="ce15" office:value-type="string" calcext:value-type="string">
            <text:p>G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1" table:visibility="filter">
          <table:table-cell table:style-name="ce7" office:value-type="string" calcext:value-type="string">
            <text:p>H. MISCELLANEOUS: GOVERNMENT &amp; HOUSE ORGANS</text:p>
          </table:table-cell>
          <table:table-cell table:style-name="ce15"/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01. Handbook of Federal Aids to Communities. U.S. Department of</text:p>
          </table:table-cell>
          <table:table-cell table:style-name="ce15" office:value-type="string" calcext:value-type="string">
            <text:p>H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3" table:visibility="filter">
          <table:table-cell table:style-name="ce7" office:value-type="string" calcext:value-type="string">
            <text:p>H02. An Act for International Development, A Summary Presentation.</text:p>
          </table:table-cell>
          <table:table-cell table:style-name="ce15" office:value-type="string" calcext:value-type="string">
            <text:p>H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3" table:visibility="filter">
          <table:table-cell table:style-name="ce7" office:value-type="string" calcext:value-type="string">
            <text:p>H03. 87th Congress, 1st Session. House Document No. 247. The</text:p>
          </table:table-cell>
          <table:table-cell table:style-name="ce15" office:value-type="string" calcext:value-type="string">
            <text:p>H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H04. Rhode Island Legislative Council. Research Report Number 1,</text:p>
          </table:table-cell>
          <table:table-cell table:style-name="ce15" office:value-type="string" calcext:value-type="string">
            <text:p>H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3" table:visibility="filter">
          <table:table-cell table:style-name="ce7" office:value-type="string" calcext:value-type="string">
            <text:p>H05. Rhode Island Legislative Council. Research Report Number 4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06. Rhode Island Development Council. Annual Report 1960. Pp. 4-11. 0010-2160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07. Rhode Island Legislative Council. Research Report Number 2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2" table:visibility="filter">
          <table:table-cell table:style-name="ce7" office:value-type="string" calcext:value-type="string">
            <text:p>H08. Rhode Island Governor's Proclamations: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09. Statements 87th Congress, 1st Session. Appropriations, Budge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0. Medicine in National Defense. Final Report of the Assistan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1. 1961 Research Highlights of the National Bureau of Standards.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2. Legislation on Foreign Relations. Committee on Foreign Relations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3. 87th Congress, 1st Session. Congressional Record. Vol. 102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2" table:visibility="filter">
          <table:table-cell table:style-name="ce7" office:value-type="string" calcext:value-type="string">
            <text:p>H14. Grants-in-Aid and Other Financial Assistance Programs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2" table:visibility="filter">
          <table:table-cell table:style-name="ce7" office:value-type="string" calcext:value-type="string">
            <text:p>H15. The Family Fallout Shelter. Office of Civil and Defence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6. U.S. Reports. Volume 366. Cases Adjudged in the Supreme Cour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17. U.S. Reports. Volume 364. Cases Adjudged in the Supreme Cour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2" table:visibility="filter">
          <table:table-cell table:style-name="ce7" office:value-type="string" calcext:value-type="string">
            <text:p>H18. The Department of State: A Fresh Look at the Formulation of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11" table:visibility="filter">
          <table:table-cell table:style-name="ce7" office:value-type="string" calcext:value-type="string">
            <text:p>H19. Peace Corps. Fact Book. April 1, 1961. Pp. 20-25. 0010-1840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0. Development Program for the National Forests. U.S. Departmen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11" table:visibility="filter">
          <table:table-cell table:style-name="ce7" office:value-type="string" calcext:value-type="string">
            <text:p>H21. Public Papers of the Presidents of the U.S. D. D. Eisenhower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2. U.S. Treaties and Other International Agreements. Volume II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3. Federal Communications Commission Reports. Decisions and Reports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4. Your Federal Income Tax. 1962 Edition (Revised to October 1961)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5. "Report of the Secretary General" in John Simon Guggenheim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6. [Anonymous,] A Brief Background of Brown &amp; Sharpe Past Present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7. Annual Report for the year ended December 31, 1960. Leesona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8. Carleton College Bulletin. Northfield, Minnesota: March, 1961.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29. Sprague Log, xxiii: 5 (January, 1961). Sprague Electric Company,</text:p>
          </table:table-cell>
          <table:table-cell table:style-name="ce15" office:value-type="string" calcext:value-type="string">
            <text:p>H</text:p>
          </table:table-cell>
          <table:table-cell table:style-name="ce17" table:number-columns-repeated="2"/>
        </table:table-row>
        <table:table-row table:style-name="ro3" table:visibility="filter">
          <table:table-cell table:style-name="ce7" office:value-type="string" calcext:value-type="string">
            <text:p>H30. Fifty-sixth Annual Report for the Year ending June 30, 1961. The</text:p>
          </table:table-cell>
          <table:table-cell table:style-name="ce15" office:value-type="string" calcext:value-type="string">
            <text:p>H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7" table:visibility="filter">
          <table:table-cell table:style-name="ce8" office:value-type="string" calcext:value-type="string">
            <text:p>J. LEARNED</text:p>
          </table:table-cell>
          <table:table-cell table:style-name="ce15"/>
          <table:table-cell table:style-name="ce17" table:number-columns-repeated="2"/>
        </table:table-row>
        <table:table-row table:style-name="ro11" table:visibility="filter">
          <table:table-cell table:style-name="ce8" office:value-type="string" calcext:value-type="string">
            <text:p>J01. Cornell H. Mayer, "Radio Emission of the Moon and Planets" in</text:p>
          </table:table-cell>
          <table:table-cell table:style-name="ce15" office:value-type="string" calcext:value-type="string">
            <text:p>J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3" table:visibility="filter">
          <table:table-cell table:style-name="ce8" office:value-type="string" calcext:value-type="string">
            <text:p>J02. Raymond C. Binder et al., editors, Proceedings of the 1961 Heat</text:p>
          </table:table-cell>
          <table:table-cell table:style-name="ce15" office:value-type="string" calcext:value-type="string">
            <text:p>J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9" table:visibility="filter">
          <table:table-cell table:style-name="ce8" office:value-type="string" calcext:value-type="string">
            <text:p>J03. Harry H. Hull, "The Normal Forces and Their Thermodynamic Significance,"</text:p>
          </table:table-cell>
          <table:table-cell table:style-name="ce15" office:value-type="string" calcext:value-type="string">
            <text:p>J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2">
          <table:table-cell table:style-name="ce8" office:value-type="string" calcext:value-type="string">
            <text:p>J04. James A. Ibers et al., "Proton magnetic resonance study of</text:p>
          </table:table-cell>
          <table:table-cell table:style-name="ce15" office:value-type="string" calcext:value-type="string">
            <text:p>J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3" table:visibility="filter">
          <table:table-cell table:style-name="ce8" office:value-type="string" calcext:value-type="string">
            <text:p>J05. Jay C. Harris and John R. Van Wazer, "Detergent building", in J. R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06. Francis J. Johnston and John E. Willard, "The exchange reaction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07. J. F. Vedder, "Micrometeorites", in Francis S. Johnson, editor,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08. LeRoy Fothergill, "Biological Warfare", in Peter Gray, editor,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09. M. Yokoyama et al., "Chemical and serological characteristics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10. B. J. D. Meeuse, The Story of Pollination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1" table:visibility="filter">
          <table:table-cell table:style-name="ce8" office:value-type="string" calcext:value-type="string">
            <text:p>J11. Clifford H. Pope, The Giant Snake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12. Richard F. McLaughlin, et al., "A study of the subgross pulmonar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13. S. Idell Pyle, et al., Onsets, Completions, and Spans of the Osseous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14. Jacob Robbins et al., "The thyroid-stimulating hormone and the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11" table:visibility="filter">
          <table:table-cell table:style-name="ce8" office:value-type="string" calcext:value-type="string">
            <text:p>J15. J. W. C. Hagstrom et al., "Debilitating muscular weakness and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16. A. N. Nagaraj and L. M. Black, "Localization of wound-tumor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17. E. Gellhorn, "Prolegomena to a theory of the emotions"</text:p>
          </table:table-cell>
          <table:table-cell table:style-name="ce15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8" office:value-type="string" calcext:value-type="string">
            <text:p>J18. Kenneth Hoffman and Ray Kunze, Linear Algebra.</text:p>
          </table:table-cell>
          <table:table-cell table:style-name="ce15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9" table:visibility="filter">
          <table:table-cell table:style-name="ce8" office:value-type="string" calcext:value-type="string">
            <text:p>J19. Frederick Mosteller et al., Probability with Statistical Application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20. R. P. Jerrard, "Inscribed squares in plane curves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1. C. R. Wylie, Jr. "Line involutions in S3 whose singular lines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2. Max F. Millikan and Donald L. M. Blackmer, editors, The Emerging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3. Joyce O. Hertzler, American Social Institutions; a Sociological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4. Howard J. Parad, "Preventive casework: problems and implications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11" table:visibility="filter">
          <table:table-cell table:style-name="ce8" office:value-type="string" calcext:value-type="string">
            <text:p>J25. Sister Claire Marie Sawyer, Some Aspects of the Fertility of a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6. Frank Lorimer, Demographic Information on Tropical Africa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27. Dale L. Womble, "Functional Marriage Course for the Alread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28. William H. Ittelson and Samuel B. Kutash, editors, Perceptual</text:p>
          </table:table-cell>
          <table:table-cell table:style-name="ce15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9" table:visibility="filter">
          <table:table-cell table:style-name="ce8" office:value-type="string" calcext:value-type="string">
            <text:p>J29. Jesse W. Grimes and Wesley Allinsmith, "Compulsivity, Anxiet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0. Raymond J. Corsini et al., Roleplaying in Business and Industry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1. Harold Searles, "Schizophrenic Communication," Psychoanalysis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32. Hugh Kelly and Ted Ziehe, "Glossary Lookup Made Easy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3. Ralph B. Long. The Sentence and Its Parts: A Grammar of Contemporar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4. H. A. Gleason, "Review of African language studies I, edited b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5. A.L. Kroeber, "Semantic Contribution of Lexicostatistics"</text:p>
          </table:table-cell>
          <table:table-cell table:style-name="ce15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8" office:value-type="string" calcext:value-type="string">
            <text:p>J36. D. F. Fleming, The Cold War and Its Origin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37. Douglas Ashford, "Elections in Morocco: Progress or Confusion?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9" table:visibility="filter">
          <table:table-cell table:style-name="ce8" office:value-type="string" calcext:value-type="string">
            <text:p>J38. Committee for Economic Development, Distressed Areas in a Growing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39. William O'Connor. Stocks, Wheat and Pharaohs.</text:p>
          </table:table-cell>
          <table:table-cell table:style-name="ce15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8" office:value-type="string" calcext:value-type="string">
            <text:p>J40. James J. O'Leary, "The Outlook for Interest Rates in 1961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1. Allan J. Braff and Roger F. Miller, "Wage-Price Policies Under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2. Morton A. Kaplan and Nicholas de B. Katzenbach, The Political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3. Wallace Mendelson, Justices Black and Frankfurter: Conflict in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44. J. Mitchell Reese, Jr., Reorganization Transfers and Survival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5. Albert N. Schrieber et al., Defence Procurement and Small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6. Irving Perluss, "Agricultural Labor Disputes in California - 1960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47. William B. Ragan, Teaching America's Children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8. Paul Cooke, "Desegregated Education in the Middle-South Region: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49. Robert J. Havighurst, "Social-Class Influence on American Education,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11" table:visibility="filter">
          <table:table-cell table:style-name="ce8" office:value-type="string" calcext:value-type="string">
            <text:p>J50. James C. Bonbright, Principles of Public Utility Rate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1. Irving Louis Horowitz, Philosophy, Science and the Sociology of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2. Brand Blanshard, "The Emotive Theory," Robert E. Dewey, et al., ed.,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3. William S. Haymond, "Is Distance an Original Factor in Vision?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4. Chester G. Starr, The Origins of Greek Civilization 1100-650 B. C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55. Jim Berry Pearson, The Maxwell Land Grant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6. Edwin L. Bigelow and Nancy H. Otis, Manchester, Vermont: A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57. J. H. Hexter, "Thomas More: On the Margins of Modernity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8. John Michael Ray, "Rhode Island's Reactions to John Brown's Raid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59. Clement Greenberg, "Collage" in his Art and Culture: Critical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60. Robert A. Futterman, The Future of Our Citie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61. Allyn Cox, "Completing and Restoring the Capitol Frescos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62. Jimmy Ernst, "A Letter to Artists of the Soviet Union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63. John H. Schaar, Escape from Authority: The Perspective of Erich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64. Katherine Griffith McDonald, "Figures of Rebellion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65. Samuel Hynes, The Pattern of Hardy's Poetry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66. Kenneth Rexroth, "Disengagement: The Art of the Beat Generation" in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67. William Whallon, "The Diction of Beowulf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68. Charles R. Forker, "The Language of Hands in Great Expectations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69. IBM Reference Manual - IBM 7070 Series Programming Systems -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0. Ross E. McKinney and Howard Edde, "Aerated Lagoon for Surburban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1. Captain Thomas D. McGrath, USN (Ret'd), "Submarine Defense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2. "Independent Research" Mellon Institute Annual Report 1960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3. Directory of Continuing Numeric Data Projects. Washington: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4. Harland W. Nelson, "Food Preservation by Ionizing Radiation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5. W. K. Asbeck, "Forces in Coatings Removal by Knife Cutting Methods"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12" table:visibility="filter">
          <table:table-cell table:style-name="ce8" office:value-type="string" calcext:value-type="string">
            <text:p>J76. "Survey of foamed plastics" Modern Plastics Encyclopedia, edited by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7. William D. Appel, editor, 1961 Technical Manual of the American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3" table:visibility="filter">
          <table:table-cell table:style-name="ce8" office:value-type="string" calcext:value-type="string">
            <text:p>J78. Paul J. Dolon and Wilfrid F. Niklas, "Gain and Resolution of Fiber Optic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79. Rutherford Aris, The Optical Design of Chemical Reactors.</text:p>
          </table:table-cell>
          <table:table-cell table:style-name="ce15" office:value-type="string" calcext:value-type="string">
            <text:p>J</text:p>
          </table:table-cell>
          <table:table-cell table:style-name="ce17" table:number-columns-repeated="2"/>
        </table:table-row>
        <table:table-row table:style-name="ro2" table:visibility="filter">
          <table:table-cell table:style-name="ce8" office:value-type="string" calcext:value-type="string">
            <text:p>J80. C. J. Savant et al., Principles of Inertial Navigation.</text:p>
          </table:table-cell>
          <table:table-cell table:style-name="ce15" office:value-type="string" calcext:value-type="string">
            <text:p>J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9" office:value-type="string" calcext:value-type="string">
            <text:p>K: FICTION: GENERAL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01. Christopher Davis, First Family.</text:p>
          </table:table-cell>
          <table:table-cell table:style-name="ce15" office:value-type="string" calcext:value-type="string">
            <text:p>K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ce9" office:value-type="string" calcext:value-type="string">
            <text:p>K02. Clayton C. Barbeau, The Ikon.</text:p>
          </table:table-cell>
          <table:table-cell table:style-name="ce15" office:value-type="string" calcext:value-type="string">
            <text:p>K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9" office:value-type="string" calcext:value-type="string">
            <text:p>K03. Tristram Coffin, Not to the Swift.</text:p>
          </table:table-cell>
          <table:table-cell table:style-name="ce15" office:value-type="string" calcext:value-type="string">
            <text:p>K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5" table:visibility="filter">
          <table:table-cell table:style-name="ce9" office:value-type="string" calcext:value-type="string">
            <text:p>K04. W. E. B. DuBois, Worlds of Color.</text:p>
          </table:table-cell>
          <table:table-cell table:style-name="ce15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>
          <table:table-cell table:style-name="ce9" office:value-type="string" calcext:value-type="string">
            <text:p>K05. David Stacton, The Judges of the Secret Court.</text:p>
          </table:table-cell>
          <table:table-cell table:style-name="ce15" office:value-type="string" calcext:value-type="string">
            <text:p>K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9" office:value-type="string" calcext:value-type="string">
            <text:p>K06. Louis Zara, Dark Rider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07. Francis Pollini, Night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08. Guy Endore, Voltaire! Voltaire!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09. Howard Fast, April Morning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0. Glayds H. Barr, The Master of Geneva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1. Robert Penn Warren, Wilderness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2. Gerald Green, The Heartless Light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3. William Maxwell, The Chateau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2" table:visibility="filter">
          <table:table-cell table:style-name="ce9" office:value-type="string" calcext:value-type="string">
            <text:p>K14. Irving Stone, The Agony and the Ecstasy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5. Ann Hebson, The Lattimer Legend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2" table:visibility="filter">
          <table:table-cell table:style-name="ce9" office:value-type="string" calcext:value-type="string">
            <text:p>K16. Stephen Longstreet, Eagles Where I Walk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17. Leon Uris, Mila 8.</text:p>
          </table:table-cell>
          <table:table-cell table:style-name="ce15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9" office:value-type="string" calcext:value-type="string">
            <text:p>K18. John Dos Passos, Midcentury.</text:p>
          </table:table-cell>
          <table:table-cell table:style-name="ce15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9" office:value-type="string" calcext:value-type="string">
            <text:p>K19. Robert L. Duncan, The Voice of Strangers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1" table:visibility="filter">
          <table:table-cell table:style-name="ce9" office:value-type="string" calcext:value-type="string">
            <text:p>K20. Guy Bolton, The Olympians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2" table:visibility="filter">
          <table:table-cell table:style-name="ce9" office:value-type="string" calcext:value-type="string">
            <text:p>K21. Bruce Palmer, "My Brother's Keeper", Many Are the Hearts.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2" table:visibility="filter">
          <table:table-cell table:style-name="ce9" office:value-type="string" calcext:value-type="string">
            <text:p>K22. John Cheever, "The Brigadier and the Golf Widow,"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3" table:visibility="filter">
          <table:table-cell table:style-name="ce9" office:value-type="string" calcext:value-type="string">
            <text:p>K23. Frieda Arkin, "The Light of the Sea," in The Best American Short</text:p>
          </table:table-cell>
          <table:table-cell table:style-name="ce15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9" office:value-type="string" calcext:value-type="string">
            <text:p>K24. W. H. Gass, "The Pedersen Kid," in The Best American Short Stories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3" table:visibility="filter">
          <table:table-cell table:style-name="ce9" office:value-type="string" calcext:value-type="string">
            <text:p>K25. Arthur Miller, "The Prophecy," in The Best American Short Stories</text:p>
          </table:table-cell>
          <table:table-cell table:style-name="ce15" office:value-type="string" calcext:value-type="string">
            <text:p>K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9" office:value-type="string" calcext:value-type="string">
            <text:p>K26. Jane Gilmore Rushing, "Against the Moon," The Virginia Quarterly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3" table:visibility="filter">
          <table:table-cell table:style-name="ce9" office:value-type="string" calcext:value-type="string">
            <text:p>K27. E. Lucas Myers, "The Vindication of Dr. Nestor," The Sewanee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3" table:visibility="filter">
          <table:table-cell table:style-name="ce9" office:value-type="string" calcext:value-type="string">
            <text:p>K28. Sallie Bingham, "Moving Day," The Atlantic Monthly, 208: 5</text:p>
          </table:table-cell>
          <table:table-cell table:style-name="ce15" office:value-type="string" calcext:value-type="string">
            <text:p>K</text:p>
          </table:table-cell>
          <table:table-cell table:style-name="ce17" table:number-columns-repeated="2"/>
        </table:table-row>
        <table:table-row table:style-name="ro2" table:visibility="filter">
          <table:table-cell table:style-name="ce9" office:value-type="string" calcext:value-type="string">
            <text:p>K29. Marvin Schiller, "The Sheep's in the Meadow," The Antioch</text:p>
          </table:table-cell>
          <table:table-cell table:style-name="ce15" office:value-type="string" calcext:value-type="string">
            <text:p>K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10" office:value-type="string" calcext:value-type="string">
            <text:p>L: FICTION: MYSTERY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01. Winfred Van Atta, Shock Treatment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02. A. A. Fair, Bachelors Get Lonely.</text:p>
          </table:table-cell>
          <table:table-cell table:style-name="ce15" office:value-type="string" calcext:value-type="string">
            <text:p>L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ce10" office:value-type="string" calcext:value-type="string">
            <text:p>L03. Amber Dean, Encounter with Evil.</text:p>
          </table:table-cell>
          <table:table-cell table:style-name="ce15" office:value-type="string" calcext:value-type="string">
            <text:p>L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10" office:value-type="string" calcext:value-type="string">
            <text:p>L04. David Alexander, Bloodstain.</text:p>
          </table:table-cell>
          <table:table-cell table:style-name="ce15" office:value-type="string" calcext:value-type="string">
            <text:p>L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10" office:value-type="string" calcext:value-type="string">
            <text:p>L05. Brett Halliday, The Careless Corpse.</text:p>
          </table:table-cell>
          <table:table-cell table:style-name="ce15" office:value-type="string" calcext:value-type="string">
            <text:p>L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0" office:value-type="string" calcext:value-type="string">
            <text:p>L06. Thomas B. Dewey, Hunter at Large.</text:p>
          </table:table-cell>
          <table:table-cell table:style-name="ce15" office:value-type="string" calcext:value-type="string">
            <text:p>L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2">
          <table:table-cell table:style-name="ce10" office:value-type="string" calcext:value-type="string">
            <text:p>L07. Genevieve Holden, Deadlier Than the Male.</text:p>
          </table:table-cell>
          <table:table-cell table:style-name="ce15" office:value-type="string" calcext:value-type="string">
            <text:p>L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10" office:value-type="string" calcext:value-type="string">
            <text:p>L08. Dell Shannon, The Ace of Spades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2" table:visibility="filter">
          <table:table-cell table:style-name="ce10" office:value-type="string" calcext:value-type="string">
            <text:p>L09. Mignon G. Eberhart, The Cup, the Blade or the Sword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10. Harry Olesker, Impact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2" table:visibility="filter">
          <table:table-cell table:style-name="ce10" office:value-type="string" calcext:value-type="string">
            <text:p>L11. Hampton Stone, The Man Who Looked Death in the Eye.</text:p>
          </table:table-cell>
          <table:table-cell table:style-name="ce15" office:value-type="string" calcext:value-type="string">
            <text:p>L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10" office:value-type="string" calcext:value-type="string">
            <text:p>L12. Whit Masterson, Evil Come, Evil Go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13. Dolores Hitchens, Footsteps in the Night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2" table:visibility="filter">
          <table:table-cell table:style-name="ce10" office:value-type="string" calcext:value-type="string">
            <text:p>L14. Frances and Richard Lockridge, Murder Has Its Points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2" table:visibility="filter">
          <table:table-cell table:style-name="ce10" office:value-type="string" calcext:value-type="string">
            <text:p>L15. Doris Miles Disney, Mrs. Meeker's Money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16. Alex Gordon, The Cipher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17. Breni James, Nights of the Kill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2" table:visibility="filter">
          <table:table-cell table:style-name="ce10" office:value-type="string" calcext:value-type="string">
            <text:p>L18. George Harmon Coxe, Error of Judgement.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19. Brad Williams, Make a Killing.</text:p>
          </table:table-cell>
          <table:table-cell table:style-name="ce15" office:value-type="string" calcext:value-type="string">
            <text:p>L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0" office:value-type="string" calcext:value-type="string">
            <text:p>L20. Ed Lacy, "Death by the Numbers,' Manhunt, 9: 4 (August, 1961),</text:p>
          </table:table-cell>
          <table:table-cell table:style-name="ce15" office:value-type="string" calcext:value-type="string">
            <text:p>L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0" office:value-type="string" calcext:value-type="string">
            <text:p>L21. Helen McCloy, "The Black Disk," Ellery Queen's Mystery Magazine,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3" table:visibility="filter">
          <table:table-cell table:style-name="ce10" office:value-type="string" calcext:value-type="string">
            <text:p>L22. S. L. M. Barlow, "Monologue of Murder," The Saint Mystery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3" table:visibility="filter">
          <table:table-cell table:style-name="ce10" office:value-type="string" calcext:value-type="string">
            <text:p>L23. J. W. Rose, "Try My Sample Murders," Trapped Detective Story</text:p>
          </table:table-cell>
          <table:table-cell table:style-name="ce15" office:value-type="string" calcext:value-type="string">
            <text:p>L</text:p>
          </table:table-cell>
          <table:table-cell table:style-name="ce17" table:number-columns-repeated="2"/>
        </table:table-row>
        <table:table-row table:style-name="ro1" table:visibility="filter">
          <table:table-cell table:style-name="ce10" office:value-type="string" calcext:value-type="string">
            <text:p>L24. Fredric Brown, The Murderers.</text:p>
          </table:table-cell>
          <table:table-cell table:style-name="ce15" office:value-type="string" calcext:value-type="string">
            <text:p>L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11" office:value-type="string" calcext:value-type="string">
            <text:p>M: FICTION: SCIENCE</text:p>
          </table:table-cell>
          <table:table-cell table:style-name="ce15"/>
          <table:table-cell table:style-name="ce17" table:number-columns-repeated="2"/>
        </table:table-row>
        <table:table-row table:style-name="ro2" table:visibility="filter">
          <table:table-cell table:style-name="ce11" office:value-type="string" calcext:value-type="string">
            <text:p>M01. Robert Heinlein, Stranger in a Strange Land.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8" table:visibility="filter">
          <table:table-cell table:style-name="ce11" office:value-type="string" calcext:value-type="string">
            <text:p>M02. Philip Jos‚ Farmer, The Lovers.</text:p>
          </table:table-cell>
          <table:table-cell table:style-name="ce15" office:value-type="string" calcext:value-type="string">
            <text:p>M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11" office:value-type="string" calcext:value-type="string">
            <text:p>M03. James Blish, The Star Dwellers.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2" table:visibility="filter">
          <table:table-cell table:style-name="ce11" office:value-type="string" calcext:value-type="string">
            <text:p>M04. Jim Harmon, "The Planet with No Nightmare," If, 11: 3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3">
          <table:table-cell table:style-name="ce11" office:value-type="string" calcext:value-type="string">
            <text:p>M05. Anne McCaffrey, "The Ship Who Sang," 7th Annual Edition The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3" table:visibility="filter">
          <table:table-cell table:style-name="ce11" office:value-type="string" calcext:value-type="string">
            <text:p>M06. Cordwainer Smith, "A Planet Named Shayol," 7th Annual Edition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" table:visibility="filter">
          <table:table-cell table:style-name="ce12" office:value-type="string" calcext:value-type="string">
            <text:p>N: FICTION: ADVENTURE</text:p>
          </table:table-cell>
          <table:table-cell table:style-name="ce15"/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01. Wayne D. Overholser, The Killer Marshal.</text:p>
          </table:table-cell>
          <table:table-cell table:style-name="ce15" office:value-type="string" calcext:value-type="string">
            <text:p>N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2" office:value-type="string" calcext:value-type="string">
            <text:p>Note: blond hair [0560] blonde hair [0690]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02. Clifford Irving, The Valley.</text:p>
          </table:table-cell>
          <table:table-cell table:style-name="ce15" office:value-type="string" calcext:value-type="string">
            <text:p>N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5" table:visibility="filter">
          <table:table-cell table:style-name="ce12" office:value-type="string" calcext:value-type="string">
            <text:p>N03. Cliff Farrell, Trail of the Tattered Star.</text:p>
          </table:table-cell>
          <table:table-cell table:style-name="ce15" office:value-type="string" calcext:value-type="string">
            <text:p>N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12" office:value-type="string" calcext:value-type="string">
            <text:p>N04. James D. Horan, The Shadow Catcher.</text:p>
          </table:table-cell>
          <table:table-cell table:style-name="ce15" office:value-type="string" calcext:value-type="string">
            <text:p>N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 table:visibility="filter">
          <table:table-cell table:style-name="ce12" office:value-type="string" calcext:value-type="string">
            <text:p>N05. Richard Ferber, Bitter Valley.</text:p>
          </table:table-cell>
          <table:table-cell table:style-name="ce15" office:value-type="string" calcext:value-type="string">
            <text:p>N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>
          <table:table-cell table:style-name="ce12" office:value-type="string" calcext:value-type="string">
            <text:p>N06. Thomas Anderson, Here Comes Pete Now.</text:p>
          </table:table-cell>
          <table:table-cell table:style-name="ce15" office:value-type="string" calcext:value-type="string">
            <text:p>N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12" office:value-type="string" calcext:value-type="string">
            <text:p>N07. Todhunter Ballard, The Night Riders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08. Mary Savage, Just for Tonight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09. Jim Thompson, The Transgressors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8" table:visibility="filter">
          <table:table-cell table:style-name="ce12" office:value-type="string" calcext:value-type="string">
            <text:p>N10. Joseph Chadwick, No Land Is Free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11. Gene Caesar, Rifle for Rent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12. Edwin Booth, Outlaw Town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13. Martha Ferguson McKeown, Mountains Ahead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ote: Only used for However [0700]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14. Peter Field, Rattlesnake Ridge.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" table:visibility="filter">
          <table:table-cell table:style-name="ce12" office:value-type="string" calcext:value-type="string">
            <text:p>N15. Donald J. Plantz, Sweeney Squadron.</text:p>
          </table:table-cell>
          <table:table-cell table:style-name="ce15" office:value-type="string" calcext:value-type="string">
            <text:p>N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2" office:value-type="string" calcext:value-type="string">
            <text:p>N16. Ralph J. Salisbury, "On the Old Santa Fe Trail to Siberia,"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3" table:visibility="filter">
          <table:table-cell table:style-name="ce12" office:value-type="string" calcext:value-type="string">
            <text:p>N17. Richard S. Prather, "The Bawdy Beautiful," Cavalier, 11: 94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9" table:visibility="filter">
          <table:table-cell table:style-name="ce12" office:value-type="string" calcext:value-type="string">
            <text:p>N18. Peter Bains, "With Women...Education Pays Off," Monsieur, 4: 2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1" table:visibility="filter">
          <table:table-cell table:style-name="ce12" office:value-type="string" calcext:value-type="string">
            <text:p>N19. David Jackson, "The English Gardens," Partisan Review, 28: 2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3" table:visibility="filter">
          <table:table-cell table:style-name="ce12" office:value-type="string" calcext:value-type="string">
            <text:p>N20. T. C. McClary, "The Flooded Desert," Argosy, 352: 4 (April, 1961)</text:p>
          </table:table-cell>
          <table:table-cell table:style-name="ce15" office:value-type="string" calcext:value-type="string">
            <text:p>N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2" office:value-type="string" calcext:value-type="string">
            <text:p>N21. C. T. Sommers, "The Beautiful Mankillers of Eromonga,"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3" table:visibility="filter">
          <table:table-cell table:style-name="ce12" office:value-type="string" calcext:value-type="string">
            <text:p>N22. Gordon Johnson, "A Matter of Curiosity," The Yale Review,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11" table:visibility="filter">
          <table:table-cell table:style-name="ce12" office:value-type="string" calcext:value-type="string">
            <text:p>N23. Wheeler Hall, "Always Shoot to Kill," Bluebook for Men,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24. T. K. Brown III, "The Fifteenth Station," Playboy, 8: 7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25. Wesley Newton, "Aid and Comfort to the Enemy," The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26. Paul Brock, "Toughest Lawman in the Old West," Rage</text:p>
          </table:table-cell>
          <table:table-cell table:style-name="ce15" office:value-type="string" calcext:value-type="string">
            <text:p>N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2" office:value-type="string" calcext:value-type="string">
            <text:p>N27. James Hines and James Morris, "Just Any Girl" Swank, 8: 6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3" table:visibility="filter">
          <table:table-cell table:style-name="ce12" office:value-type="string" calcext:value-type="string">
            <text:p>N28. Ralph Grimshaw, "Mrs. Hacksaw: New Orleans' Society Killer,"</text:p>
          </table:table-cell>
          <table:table-cell table:style-name="ce15" office:value-type="string" calcext:value-type="string">
            <text:p>N</text:p>
          </table:table-cell>
          <table:table-cell table:style-name="ce17" table:number-columns-repeated="2"/>
        </table:table-row>
        <table:table-row table:style-name="ro2" table:visibility="filter">
          <table:table-cell table:style-name="ce12" office:value-type="string" calcext:value-type="string">
            <text:p>N29. Harlan Ellison, "Riding the Dark Train Out," Rogue, 6: 5</text:p>
          </table:table-cell>
          <table:table-cell table:style-name="ce15" office:value-type="string" calcext:value-type="string">
            <text:p>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13" office:value-type="string" calcext:value-type="string">
            <text:p>P.FICTION: ROMANCE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01. Octavia Waldo, A Cup of the Sun.</text:p>
          </table:table-cell>
          <table:table-cell table:style-name="ce15" office:value-type="string" calcext:value-type="string">
            <text:p>P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ce13" office:value-type="string" calcext:value-type="string">
            <text:p>P02. Ann Ritner, Seize a Nettle.</text:p>
          </table:table-cell>
          <table:table-cell table:style-name="ce15" office:value-type="string" calcext:value-type="string">
            <text:p>P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13" office:value-type="string" calcext:value-type="string">
            <text:p>P03. Clark McMeekin, The Fairbrothers.</text:p>
          </table:table-cell>
          <table:table-cell table:style-name="ce15" office:value-type="string" calcext:value-type="string">
            <text:p>P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P04. B. J. Chute, The Moon and the Thorn.</text:p>
          </table:table-cell>
          <table:table-cell table:style-name="ce15" office:value-type="string" calcext:value-type="string">
            <text:p>P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</table:table-row>
        <table:table-row table:style-name="ro2" table:visibility="filter">
          <table:table-cell table:style-name="ce13" office:value-type="string" calcext:value-type="string">
            <text:p>P05. Allen R. Bosworth, The Crows of Edwina Hill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2" table:visibility="filter">
          <table:table-cell table:style-name="ce13" office:value-type="string" calcext:value-type="string">
            <text:p>P06. Richard Tiernan, "Land of the Silver Dollar," The Quixote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07. Vina Delmar, The Big Family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08. R. Leslie Gourse, With Gall and Honey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09. Jesse Hill Ford, Mountains of Gilead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10. Jay Williams, The Forger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2" table:visibility="filter">
          <table:table-cell table:style-name="ce13" office:value-type="string" calcext:value-type="string">
            <text:p>P11. Bessie Breuer, Take Care of My Roses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2" table:visibility="filter">
          <table:table-cell table:style-name="ce13" office:value-type="string" calcext:value-type="string">
            <text:p>P12. Morley Callaghan, A Passion in Rome.</text:p>
          </table:table-cell>
          <table:table-cell table:style-name="ce15" office:value-type="string" calcext:value-type="string">
            <text:p>P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2" table:visibility="filter">
          <table:table-cell table:style-name="ce13" office:value-type="string" calcext:value-type="string">
            <text:p>P13. Frank Borden Hanes, The Fleet Rabble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2" table:visibility="filter">
          <table:table-cell table:style-name="ce13" office:value-type="string" calcext:value-type="string">
            <text:p>P14. Livingston Biddle, Jr., Sam Bentley's Island.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15. Loretta Burrough, "The Open Door," Good Housekeeping, 152: 5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16. Margery Finn Brown, "A Secret Between Friends," Redbook,</text:p>
          </table:table-cell>
          <table:table-cell table:style-name="ce15" office:value-type="string" calcext:value-type="string">
            <text:p>P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3" office:value-type="string" calcext:value-type="string">
            <text:p>P17. Al Hine, "The Huntress," Saturday Evening Post, February 4,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1" table:visibility="filter">
          <table:table-cell table:style-name="ce13" office:value-type="string" calcext:value-type="string">
            <text:p>P18. [Anonymous,] "No Room in My Heart to Forgive," Modern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19. [Anonymous,] "This Cancer Victim May Ruin My Life," Medical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20. Spencer Norris, "Dirty Dog Inn," The Dude, 6: 1 (September, 1961)</text:p>
          </table:table-cell>
          <table:table-cell table:style-name="ce15" office:value-type="string" calcext:value-type="string">
            <text:p>P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</table:table-row>
        <table:table-row table:style-name="ro3" table:visibility="filter">
          <table:table-cell table:style-name="ce13" office:value-type="string" calcext:value-type="string">
            <text:p>P21. Elizabeth Spencer, "The White Azalea," The Texas Quarterly,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1" table:visibility="filter">
          <table:table-cell table:style-name="ce13" office:value-type="string" calcext:value-type="string">
            <text:p>P22. [Anonymous,] "A Husband Stealer from Way Back," True Love,</text:p>
          </table:table-cell>
          <table:table-cell table:style-name="ce15" office:value-type="string" calcext:value-type="string">
            <text:p>P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3" table:visibility="filter">
          <table:table-cell table:style-name="ce13" office:value-type="string" calcext:value-type="string">
            <text:p>P23. Barbara Robinson, "Something Very Much in Common," McCall's,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24. Samuel Elkin, "The Ball Player," Nugget, 6: 5 (October, 1961)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25. William Butler, "The Pool at Ryusenji," Harper's Bazaar, 94th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26. Ervin D. Krause, "The Snake," Prize Stories 1963: The O. Henry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3" table:visibility="filter">
          <table:table-cell table:style-name="ce13" office:value-type="string" calcext:value-type="string">
            <text:p>P27. Lee McGiffin, "Measure of a Man," Ladies' Home Journal, 78: 6</text:p>
          </table:table-cell>
          <table:table-cell table:style-name="ce15" office:value-type="string" calcext:value-type="string">
            <text:p>P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11" table:visibility="filter">
          <table:table-cell table:style-name="ce13" office:value-type="string" calcext:value-type="string">
            <text:p>P28. Carol Hoover, "The Shorts on the Bedroom Floor," Story,</text:p>
          </table:table-cell>
          <table:table-cell table:style-name="ce15" office:value-type="string" calcext:value-type="string">
            <text:p>P</text:p>
          </table:table-cell>
          <table:table-cell table:style-name="ce17" table:number-columns-repeated="2"/>
        </table:table-row>
        <table:table-row table:style-name="ro1" table:visibility="filter">
          <table:table-cell table:style-name="ce13" office:value-type="string" calcext:value-type="string">
            <text:p>P29. Robert Carson, My Hero.</text:p>
          </table:table-cell>
          <table:table-cell table:style-name="ce15" office:value-type="string" calcext:value-type="string">
            <text:p>P</text:p>
          </table:table-cell>
          <table:table-cell table:style-name="ce18" office:value-type="float" office:value="1" calcext:value-type="float">
            <text:p>1</text:p>
          </table:table-cell>
          <table:table-cell table:style-name="ce17"/>
        </table:table-row>
        <table:table-row table:style-name="ro7" table:visibility="filter">
          <table:table-cell table:style-name="ce14" office:value-type="string" calcext:value-type="string">
            <text:p>R. HUMOR</text:p>
          </table:table-cell>
          <table:table-cell table:style-name="ce15"/>
          <table:table-cell table:style-name="ce17" table:number-columns-repeated="2"/>
        </table:table-row>
        <table:table-row table:style-name="ro1" table:visibility="filter">
          <table:table-cell table:style-name="ce14" office:value-type="string" calcext:value-type="string">
            <text:p>R01. Anita Loos, No Mother to Guide Her.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2" table:visibility="filter">
          <table:table-cell table:style-name="ce14" office:value-type="string" calcext:value-type="string">
            <text:p>R02. Jean Mercier, Whatever You Do, Don't Panic.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1" table:visibility="filter">
          <table:table-cell table:style-name="ce14" office:value-type="string" calcext:value-type="string">
            <text:p>R03. Patrick Dennis, Little Me.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2" table:visibility="filter">
          <table:table-cell table:style-name="ce14" office:value-type="string" calcext:value-type="string">
            <text:p>R04. Edward Streeter, The Chairman of the Bored.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2" table:visibility="filter">
          <table:table-cell table:style-name="ce14" office:value-type="string" calcext:value-type="string">
            <text:p>R05. Evan Esar, Humorous English; a guide to comic usage,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2" table:visibility="filter">
          <table:table-cell table:style-name="ce14" office:value-type="string" calcext:value-type="string">
            <text:p>R06. James Thurber, "The Future, If Any, of Comedy," Harper's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3" table:visibility="filter">
          <table:table-cell table:style-name="ce14" office:value-type="string" calcext:value-type="string">
            <text:p>R07. John Hazard Wildman, "Take It Off," The Arizona Quarterly, 17: 3,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3" table:visibility="filter">
          <table:table-cell table:style-name="ce14" office:value-type="string" calcext:value-type="string">
            <text:p>R08. Leo Lemon, "Catch Up With" and "Something to Talk About,"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2" table:visibility="filter">
          <table:table-cell table:style-name="ce14" office:value-type="string" calcext:value-type="string">
            <text:p>R09. S. J. Perelman, The Rising Gorge. New York: Simon and</text:p>
          </table:table-cell>
          <table:table-cell table:style-name="ce15" office:value-type="string" calcext:value-type="string">
            <text:p>R</text:p>
          </table:table-cell>
          <table:table-cell table:style-name="ce17" table:number-columns-repeated="2"/>
        </table:table-row>
        <table:table-row table:style-name="ro7" table:number-rows-repeated="120">
          <table:table-cell table:number-columns-repeated="2"/>
          <table:table-cell table:style-name="ce16"/>
          <table:table-cell/>
        </table:table-row>
        <table:table-row table:style-name="ro7" table:number-rows-repeated="104793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>
        <table:named-range table:name="belles" table:base-cell-address="$Sheet1.$A$195" table:cell-range-address="$Sheet1.$A$195"/>
        <table:named-range table:name="editorial" table:base-cell-address="$Sheet1.$A$46" table:cell-range-address="$Sheet1.$A$46"/>
        <table:named-range table:name="fictiona" table:base-cell-address="$Sheet1.$A$445" table:cell-range-address="$Sheet1.$A$445"/>
        <table:named-range table:name="fictiong" table:base-cell-address="$Sheet1.$A$383" table:cell-range-address="$Sheet1.$A$383"/>
        <table:named-range table:name="fictionr" table:base-cell-address="$Sheet1.$A$477" table:cell-range-address="$Sheet1.$A$477"/>
        <table:named-range table:name="fictions" table:base-cell-address="$Sheet1.$A$438" table:cell-range-address="$Sheet1.$A$438"/>
        <table:named-range table:name="fictonm" table:base-cell-address="$Sheet1.$A$413" table:cell-range-address="$Sheet1.$A$413"/>
        <table:named-range table:name="humor" table:base-cell-address="$Sheet1.$A$507" table:cell-range-address="$Sheet1.$A$507"/>
        <table:named-range table:name="learned" table:base-cell-address="$Sheet1.$A$302" table:cell-range-address="$Sheet1.$A$302"/>
        <table:named-range table:name="misc" table:base-cell-address="$Sheet1.$A$271" table:cell-range-address="$Sheet1.$A$271"/>
        <table:named-range table:name="popular" table:base-cell-address="$Sheet1.$A$146" table:cell-range-address="$Sheet1.$A$146"/>
        <table:named-range table:name="religion" table:base-cell-address="$Sheet1.$A$91" table:cell-range-address="$Sheet1.$A$91"/>
        <table:named-range table:name="reportage" table:base-cell-address="$Sheet1.$A$1" table:cell-range-address="$Sheet1.$A$1"/>
        <table:named-range table:name="reviews" table:base-cell-address="$Sheet1.$A$74" table:cell-range-address="$Sheet1.$A$74"/>
        <table:named-range table:name="skill" table:base-cell-address="$Sheet1.$A$109" table:cell-range-address="$Sheet1.$A$109"/>
      </table:named-expressions>
      <table:database-ranges>
        <table:database-range table:name="__Anonymous_Sheet_DB__0" table:target-range-address="Sheet1.A1:Sheet1.D516" table:display-filter-buttons="true">
          <table:filter>
            <table:filter-and>
              <table:filter-condition table:data-type="number" table:value="5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53:43.750928656</meta:creation-date>
    <dc:date>2022-04-15T18:03:08.110065600</dc:date>
    <meta:editing-duration>PT22M34S</meta:editing-duration>
    <meta:editing-cycles>4</meta:editing-cycles>
    <meta:generator>LibreOffice/7.3.0.3$Linux_X86_64 LibreOffice_project/30$Build-3</meta:generator>
    <meta:document-statistic meta:table-count="1" meta:cell-count="1150" meta:object-count="0"/>
  </office:meta>
</office:document-meta>
</file>